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2600000026159172AD.png" manifest:media-type="image/png"/>
  <manifest:file-entry manifest:full-path="Pictures/100002010000062E0000075F0B8DFE0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Prime1" svg:font-family="'Courier Prime'" style:font-family-generic="modern" style:font-pitch="fixed"/>
    <style:font-face style:name="Courier Prime2" svg:font-family="'Courier Prime'" style:font-adornments="Обычный" style:font-family-generic="modern" style:font-pitch="fixed"/>
    <style:font-face style:name="Courier Prime" svg:font-family="'Courier Prim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d7" draw:textarea-horizontal-align="justify" draw:textarea-vertical-align="middle" draw:auto-grow-height="false" fo:min-height="0cm" fo:min-width="0.056cm" fo:wrap-option="no-wrap"/>
    </style:style>
    <style:style style:name="gr3" style:family="graphic" style:parent-style-name="Объект_20_без_20_заливки_20_и_20_линий_5f_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Prime2" fo:font-size="12pt" fo:font-weight="bold" style:font-size-asian="18pt" style:font-size-complex="18pt"/>
    </style:style>
    <style:style style:name="P3" style:family="paragraph">
      <style:paragraph-properties fo:text-align="center"/>
      <style:text-properties fo:color="#000000" style:font-name="Courier Prime2" fo:font-size="12pt" style:font-size-asian="18pt" style:font-size-complex="18pt"/>
    </style:style>
    <style:style style:name="P4" style:family="paragraph">
      <style:paragraph-properties fo:text-align="center"/>
      <style:text-properties fo:color="#000000" style:font-name="Courier Prime2" fo:font-size="12pt" fo:font-weight="bold" style:font-size-asian="18pt" style:font-size-complex="18pt"/>
    </style:style>
    <style:style style:name="T1" style:family="text">
      <style:text-properties style:font-name="Courier Prime2" fo:font-size="12pt" fo:font-weight="bold" style:font-size-asian="18pt" style:font-size-complex="18pt"/>
    </style:style>
    <style:style style:name="T2" style:family="text">
      <style:text-properties fo:color="#000000" style:font-name="Courier Prime2" fo:font-size="12pt" style:font-size-asian="18pt" style:font-size-complex="18pt"/>
    </style:style>
    <style:style style:name="T3" style:family="text">
      <style:text-properties fo:color="#000000" style:font-name="Courier Prime2" fo:font-size="12pt" fo:font-weight="bold" style:font-size-asian="18pt" style:font-size-complex="18pt"/>
    </style:style>
    <style:style style:name="T4" style:family="text">
      <style:text-properties fo:color="#000000" style:font-name="Courier Prime2" fo:font-size="12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tep 1" draw:style-name="dp1" draw:master-page-name="Обычный">
        <draw:frame draw:style-name="gr1" draw:text-style-name="P1" draw:layer="layout" svg:width="15.927cm" svg:height="18.999cm" svg:x="2.537cm" svg:y="3.573cm">
          <draw:image xlink:href="Pictures/100002010000062E0000075F0B8DFE08.png" xlink:type="simple" xlink:show="embed" xlink:actuate="onLoad">
            <text:p/>
          </draw:image>
        </draw:frame>
        <draw:custom-shape draw:style-name="gr2" draw:text-style-name="P2" draw:layer="layout" svg:width="2.5cm" svg:height="1.2cm" svg:x="11.7cm" svg:y="10.7cm">
          <text:p text:style-name="P1"><text:span text:style-name="T1">B2C</text:span></text:p>
          <text:p text:style-name="P1"><text:span text:style-name="T1">company</text:span></text:p>
          <draw:enhanced-geometry svg:viewBox="0 0 21600 21600" draw:text-areas="800 800 20800 20800" draw:type="round-rectangular-callout" draw:modifiers="3152.33906437425 36689.42547876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2cm" svg:height="1.7cm" svg:x="11cm" svg:y="5.3cm">
          <text:p text:style-name="P1"><text:span text:style-name="T1">Financial</text:span></text:p>
          <text:p text:style-name="P1"><text:span text:style-name="T1">System</text:span></text:p>
          <draw:enhanced-geometry svg:viewBox="0 0 21600 21600" draw:text-areas="800 800 20800 20800" draw:type="round-rectangular-callout" draw:modifiers="-1916.40112464855 28203.17460317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5.4cm" svg:y="10.7cm">
          <text:p text:style-name="P1"><text:span text:style-name="T1">B2B</text:span></text:p>
          <text:p text:style-name="P1"><text:span text:style-name="T1">company</text:span></text:p>
          <draw:enhanced-geometry svg:viewBox="0 0 21600 21600" draw:text-areas="800 800 20800 20800" draw:type="round-rectangular-callout" draw:modifiers="13464.3742502999 28829.975020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7.9cm" svg:y="14.1cm">
          <text:p text:style-name="P1"><text:span text:style-name="T1">B2B</text:span></text:p>
          <text:p text:style-name="P1"><text:span text:style-name="T1">market</text:span></text:p>
          <draw:enhanced-geometry svg:viewBox="0 0 21600 21600" draw:text-areas="800 800 20800 20800" draw:type="round-rectangular-callout" draw:modifiers="13464.3742502999 28829.975020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2.8cm" svg:y="19.3cm">
          <text:p text:style-name="P1"><text:span text:style-name="T1">B2C</text:span></text:p>
          <text:p text:style-name="P1"><text:span text:style-name="T1">market</text:span></text:p>
          <draw:enhanced-geometry svg:viewBox="0 0 21600 21600" draw:text-areas="800 800 20800 20800" draw:type="round-rectangular-callout" draw:modifiers="14448.9404238305 -2823.64696086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5.6cm" svg:y="11.7cm">
          <text:p text:style-name="P1"><text:span text:style-name="T1">B2C</text:span></text:p>
          <text:p text:style-name="P1"><text:span text:style-name="T1">Worker</text:span></text:p>
          <draw:enhanced-geometry svg:viewBox="0 0 21600 21600" draw:text-areas="800 800 20800 20800" draw:type="round-rectangular-callout" draw:modifiers="4439.18432626949 39387.17735220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2.8cm" svg:y="12.4cm">
          <text:p text:style-name="P1"><text:span text:style-name="T1">B2B</text:span></text:p>
          <text:p text:style-name="P1"><text:span text:style-name="T1">Worker</text:span></text:p>
          <draw:enhanced-geometry svg:viewBox="0 0 21600 21600" draw:text-areas="800 800 20800 20800" draw:type="round-rectangular-callout" draw:modifiers="19475.4098360656 27535.0541215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7.85cm" svg:y="7.6cm">
          <draw:image xlink:href="Pictures/100002010000002600000026159172AD.png" xlink:type="simple" xlink:show="embed" xlink:actuate="onLoad">
            <text:p text:style-name="P1"><text:span text:style-name="T2">M1</text:span></text:p>
          </draw:image>
        </draw:frame>
        <draw:custom-shape draw:style-name="gr2" draw:text-style-name="P4" draw:layer="layout" svg:width="4.3cm" svg:height="1.2cm" svg:x="3.4cm" svg:y="6.1cm">
          <text:p text:style-name="P1"><text:span text:style-name="T3">M1</text:span></text:p>
          <text:p text:style-name="P1"><text:span text:style-name="T4">Interest rate I0</text:span></text:p>
          <draw:enhanced-geometry svg:viewBox="0 0 21600 21600" draw:text-areas="800 800 20800 20800" draw:type="round-rectangular-callout" draw:modifiers="22674.7268077191 30448.62614487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12.05cm" svg:y="15.5cm">
          <draw:image xlink:href="Pictures/100002010000002600000026159172AD.png" xlink:type="simple" xlink:show="embed" xlink:actuate="onLoad">
            <text:p text:style-name="P1"><text:span text:style-name="T2">M2</text:span></text:p>
          </draw:image>
        </draw:frame>
        <draw:frame draw:style-name="gr3" draw:text-style-name="P3" draw:layer="layout" svg:width="0.5cm" svg:height="0.5cm" svg:x="14.8cm" svg:y="14.9cm">
          <draw:image xlink:href="Pictures/100002010000002600000026159172AD.png" xlink:type="simple" xlink:show="embed" xlink:actuate="onLoad">
            <text:p text:style-name="P1"><text:span text:style-name="T2">M3</text:span></text:p>
          </draw:image>
        </draw:frame>
        <draw:custom-shape draw:style-name="gr2" draw:text-style-name="P4" draw:layer="layout" svg:width="2.85cm" svg:height="1.2cm" svg:x="11.3cm" svg:y="13.8cm">
          <text:p text:style-name="P1"><text:span text:style-name="T3">M3</text:span></text:p>
          <text:p text:style-name="P1"><text:span text:style-name="T4">B2B wages</text:span></text:p>
          <draw:enhanced-geometry svg:viewBox="0 0 21600 21600" draw:text-areas="800 800 20800 20800" draw:type="round-rectangular-callout" draw:modifiers="26782.1816906349 24315.7368859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7.2cm" svg:y="15.4cm">
          <draw:image xlink:href="Pictures/100002010000002600000026159172AD.png" xlink:type="simple" xlink:show="embed" xlink:actuate="onLoad">
            <text:p text:style-name="P1"><text:span text:style-name="T2">M4</text:span></text:p>
          </draw:image>
        </draw:frame>
        <draw:frame draw:style-name="gr3" draw:text-style-name="P3" draw:layer="layout" svg:width="0.5cm" svg:height="0.5cm" svg:x="16.2cm" svg:y="14.9cm">
          <draw:image xlink:href="Pictures/100002010000002600000026159172AD.png" xlink:type="simple" xlink:show="embed" xlink:actuate="onLoad">
            <text:p text:style-name="P1"><text:span text:style-name="T2">M5</text:span></text:p>
          </draw:image>
        </draw:frame>
        <draw:custom-shape draw:style-name="gr2" draw:text-style-name="P4" draw:layer="layout" svg:width="2.85cm" svg:height="1.2cm" svg:x="16.85cm" svg:y="13.5cm">
          <text:p text:style-name="P1"><text:span text:style-name="T3">M5</text:span></text:p>
          <text:p text:style-name="P1"><text:span text:style-name="T4">B2C wages</text:span></text:p>
          <draw:enhanced-geometry svg:viewBox="0 0 21600 21600" draw:text-areas="800 800 20800 20800" draw:type="round-rectangular-callout" draw:modifiers="-227.28867064188 30484.59616985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15.338cm" svg:y="15.762cm">
          <draw:image xlink:href="Pictures/100002010000002600000026159172AD.png" xlink:type="simple" xlink:show="embed" xlink:actuate="onLoad">
            <text:p text:style-name="P1"><text:span text:style-name="T2">R2</text:span></text:p>
          </draw:image>
        </draw:frame>
        <draw:custom-shape draw:style-name="gr2" draw:text-style-name="P4" draw:layer="layout" svg:width="2.95cm" svg:height="1.2cm" svg:x="15.35cm" svg:y="17.3cm">
          <text:p text:style-name="P1"><text:span text:style-name="T3">R2</text:span></text:p>
          <text:p text:style-name="P1"><text:span text:style-name="T4">B2C product</text:span></text:p>
          <draw:enhanced-geometry svg:viewBox="0 0 21600 21600" draw:text-areas="800 800 20800 20800" draw:type="round-rectangular-callout" draw:modifiers="3008.33615723484 -16114.57119067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10.8cm" svg:y="8.6cm">
          <draw:image xlink:href="Pictures/100002010000002600000026159172AD.png" xlink:type="simple" xlink:show="embed" xlink:actuate="onLoad">
            <text:p text:style-name="P1"><text:span text:style-name="T2">M6</text:span></text:p>
          </draw:image>
        </draw:frame>
        <draw:frame draw:style-name="gr3" draw:text-style-name="P3" draw:layer="layout" svg:width="0.5cm" svg:height="0.5cm" svg:x="7.85cm" svg:y="8.2cm">
          <draw:image xlink:href="Pictures/100002010000002600000026159172AD.png" xlink:type="simple" xlink:show="embed" xlink:actuate="onLoad">
            <text:p text:style-name="P1"><text:span text:style-name="T2">M7</text:span></text:p>
          </draw:image>
        </draw:frame>
        <draw:custom-shape draw:style-name="gr2" draw:text-style-name="P4" draw:layer="layout" svg:width="3.7cm" svg:height="3cm" svg:x="4.8cm" svg:y="9.8cm">
          <text:p text:style-name="P1"><text:span text:style-name="T3">M7</text:span></text:p>
          <text:p text:style-name="P1"><text:span text:style-name="T4">Interest for</text:span></text:p>
          <text:p text:style-name="P1"><text:span text:style-name="T4">current year</text:span></text:p>
          <text:p text:style-name="P1"><text:span text:style-name="T4">(M1 * I0)</text:span></text:p>
          <draw:enhanced-geometry svg:viewBox="0 0 21600 21600" draw:text-areas="800 800 20800 20800" draw:type="round-rectangular-callout" draw:modifiers="18477.6006484734 -7708.63045651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10.8cm" svg:y="7.9cm">
          <draw:image xlink:href="Pictures/100002010000002600000026159172AD.png" xlink:type="simple" xlink:show="embed" xlink:actuate="onLoad">
            <text:p text:style-name="P1"><text:span text:style-name="T2">M8</text:span></text:p>
          </draw:image>
        </draw:frame>
        <draw:custom-shape draw:style-name="gr2" draw:text-style-name="P4" draw:layer="layout" svg:width="3.7cm" svg:height="3cm" svg:x="13.5cm" svg:y="7.1cm">
          <text:p text:style-name="P1"><text:span text:style-name="T3">M8</text:span></text:p>
          <text:p text:style-name="P1"><text:span text:style-name="T4">Interest for</text:span></text:p>
          <text:p text:style-name="P1"><text:span text:style-name="T4">current year</text:span></text:p>
          <text:p text:style-name="P1"><text:span text:style-name="T4">(M2 * I0)</text:span></text:p>
          <draw:enhanced-geometry svg:viewBox="0 0 21600 21600" draw:text-areas="800 800 20800 20800" draw:type="round-rectangular-callout" draw:modifiers="-12833.9367738449 8068.510496501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0.9cm" svg:height="1.6cm" svg:x="7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cm" svg:height="1.6cm" svg:x="10.6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Prime1" svg:font-family="'Courier Prime'" style:font-family-generic="modern" style:font-pitch="fixed"/>
    <style:font-face style:name="Courier Prime2" svg:font-family="'Courier Prime'" style:font-adornments="Обычный" style:font-family-generic="modern" style:font-pitch="fixed"/>
    <style:font-face style:name="Courier Prime" svg:font-family="'Courier Prim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 style:parent-style-name="Обычный_5f_1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1">
      <style:graphic-properties draw:stroke="none" draw:fill="none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1_5f_1">
      <style:graphic-properties draw:stroke="none" draw:fill="none"/>
    </style:style>
    <style:style style:name="Объект_20_без_20_заливки_5f_2" style:display-name="Объект без заливки_2" style:family="graphic" style:parent-style-name="Обычный_5f_1">
      <style:graphic-properties svg:stroke-color="#000000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1_5f_1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2_5f_1" style:display-name="Обычный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" style:display-name="Обычный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" style:display-name="Объект без заливки и линий_3_1_1_1" style:family="graphic" style:parent-style-name="Обычный_5f_1_5f_1_5f_1_5f_1">
      <style:graphic-properties draw:stroke="none" draw:fill="none"/>
    </style:style>
    <style:style style:name="Объект_20_без_20_заливки_5f_4" style:display-name="Объект без заливки_4" style:family="graphic" style:parent-style-name="Обычный_5f_1">
      <style:graphic-properties svg:stroke-color="#000000" draw:fill="none"/>
    </style:style>
    <style:style style:name="Обычный_5f_1_5f_2_5f_1_5f_1" style:display-name="Обычный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" style:display-name="Обычный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" style:display-name="Обычный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" style:display-name="Обычный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" style:display-name="Объект без заливки и линий_3_1_1_1_1" style:family="graphic" style:parent-style-name="Обычный_5f_1_5f_1_5f_1_5f_1_5f_1">
      <style:graphic-properties draw:stroke="none" draw:fill="none"/>
    </style:style>
    <style:style style:name="Обычный_5f_1_5f_2_5f_1_5f_1_5f_1" style:display-name="Обычный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" style:display-name="Обычный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" style:display-name="Обычный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" style:display-name="Обычный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" style:display-name="Объект без заливки и линий_3_1_1_1_1_1" style:family="graphic" style:parent-style-name="Обычный_5f_1_5f_1_5f_1_5f_1_5f_1_5f_1">
      <style:graphic-properties draw:stroke="none" draw:fill="none"/>
    </style:style>
    <style:style style:name="Обычный_5f_1_5f_2_5f_1_5f_1_5f_1_5f_1" style:display-name="Обычный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" style:display-name="Обычный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" style:display-name="Обычный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" style:display-name="Обычный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" style:display-name="Объект без заливки и линий_3_1_1_1_1_1_1" style:family="graphic" style:parent-style-name="Обычный_5f_1_5f_1_5f_1_5f_1_5f_1_5f_1_5f_1">
      <style:graphic-properties draw:stroke="none" draw:fill="none"/>
    </style:style>
    <style:style style:name="Объект_20_без_20_заливки_5f_5" style:display-name="Объект без заливки_5" style:family="graphic" style:parent-style-name="Обычный_5f_1">
      <style:graphic-properties svg:stroke-color="#000000" draw:fill="none"/>
    </style:style>
    <style:style style:name="Обычный_5f_1_5f_2_5f_1_5f_1_5f_1_5f_1_5f_1" style:display-name="Обычный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" style:display-name="Обычный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" style:display-name="Обычный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" style:display-name="Обычный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" style:display-name="Объект без заливки и линий_3_1_1_1_1_1_1_1" style:family="graphic" style:parent-style-name="Обычный_5f_1_5f_1_5f_1_5f_1_5f_1_5f_1_5f_1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5_5f_1" style:display-name="Объект без заливки_5_1" style:family="graphic" style:parent-style-name="Обычный_5f_1_5f_3">
      <style:graphic-properties svg:stroke-color="#000000" draw:fill="none"/>
    </style:style>
    <style:style style:name="Обычный_5f_1_5f_2_5f_1_5f_1_5f_1_5f_1_5f_1_5f_1" style:display-name="Обычный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" style:display-name="Обычный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" style:display-name="Обычный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" style:display-name="Обычный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" style:display-name="Объект без заливки и линий_3_1_1_1_1_1_1_1_1" style:family="graphic" style:parent-style-name="Обычный_5f_1_5f_1_5f_1_5f_1_5f_1_5f_1_5f_1_5f_1_5f_1">
      <style:graphic-properties draw:stroke="none" draw:fill="none"/>
    </style:style>
    <style:style style:name="Обычный_5f_1_5f_3_5f_1" style:display-name="Обычный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_5f_1" style:display-name="Обычный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5_5f_1_5f_1" style:display-name="Объект без заливки_5_1_1" style:family="graphic" style:parent-style-name="Обычный_5f_1_5f_3_5f_1">
      <style:graphic-properties svg:stroke-color="#000000" draw:fill="none"/>
    </style:style>
    <style:style style:name="Обычный_5f_1_5f_2_5f_1_5f_1_5f_1_5f_1_5f_1_5f_1_5f_1" style:display-name="Обычный_1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" style:display-name="Обычный_1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" style:display-name="Обычный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" style:display-name="Обычный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" style:display-name="Объект без заливки и линий_3_1_1_1_1_1_1_1_1_1" style:family="graphic" style:parent-style-name="Обычный_5f_1_5f_1_5f_1_5f_1_5f_1_5f_1_5f_1_5f_1_5f_1_5f_1">
      <style:graphic-properties draw:stroke="none" draw:fill="none"/>
    </style:style>
    <style:style style:name="Обычный_5f_1_5f_2_5f_1_5f_1_5f_1_5f_1_5f_1_5f_1_5f_1_5f_1" style:display-name="Обычный_1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_5f_1" style:display-name="Обычный_1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_5f_1" style:display-name="Обычный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_5f_1" style:display-name="Обычный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_5f_1" style:display-name="Объект без заливки и линий_3_1_1_1_1_1_1_1_1_1_1" style:family="graphic" style:parent-style-name="Обычный_5f_1_5f_1_5f_1_5f_1_5f_1_5f_1_5f_1_5f_1_5f_1_5f_1_5f_1">
      <style:graphic-properties draw:stroke="none" draw:fill="none"/>
    </style:style>
    <style:style style:name="Обычный_5f_1_5f_2_5f_1_5f_1_5f_1_5f_1_5f_1_5f_1_5f_1_5f_1_5f_1" style:display-name="Обычный_1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_5f_1_5f_1" style:display-name="Обычный_1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_5f_1_5f_1" style:display-name="Обычный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_5f_1_5f_1" style:display-name="Обычный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_5f_1_5f_1" style:display-name="Объект без заливки и линий_3_1_1_1_1_1_1_1_1_1_1_1" style:family="graphic" style:parent-style-name="Обычный_5f_1_5f_1_5f_1_5f_1_5f_1_5f_1_5f_1_5f_1_5f_1_5f_1_5f_1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21:16:02.133000000</meta:creation-date>
    <dc:date>2018-12-28T18:31:15.655000000</dc:date>
    <meta:editing-duration>PT4H31M35S</meta:editing-duration>
    <meta:editing-cycles>71</meta:editing-cycles>
    <meta:generator>LibreOffice/4.2.3.3$Windows_x86 LibreOffice_project/882f8a0a489bc99a9e60c7905a60226254cb6ff0</meta:generator>
    <meta:document-statistic meta:object-count="25"/>
  </office:meta>
</office:document-meta>
</file>